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7A0000082B483968E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459cm"/>
    </style:style>
    <style:style style:name="Tableau1.E" style:family="table-column">
      <style:table-column-properties style:column-width="8.07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404cm" fo:margin-left="-0.199cm" fo:margin-right="-0.206cm" table:align="margins" style:writing-mode="lr-tb"/>
    </style:style>
    <style:style style:name="Tableau3.A" style:family="table-column">
      <style:table-column-properties style:column-width="5.487cm" style:rel-column-width="21922*"/>
    </style:style>
    <style:style style:name="Tableau3.B" style:family="table-column">
      <style:table-column-properties style:column-width="2.589cm" style:rel-column-width="10344*"/>
    </style:style>
    <style:style style:name="Tableau3.C" style:family="table-column">
      <style:table-column-properties style:column-width="3.761cm" style:rel-column-width="15023*"/>
    </style:style>
    <style:style style:name="Tableau3.D" style:family="table-column">
      <style:table-column-properties style:column-width="4.567cm" style:rel-column-width="18246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line-height="0.388cm" style:snap-to-layout-grid="false"/>
      <style:text-properties style:font-name="Arial"/>
    </style:style>
    <style:style style:name="P15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6" style:family="paragraph" style:parent-style-name="Standard">
      <style:paragraph-properties fo:margin-left="-0.25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Texte_20_de_20_saisie">
      <style:paragraph-properties fo:margin-left="-0.25cm" fo:margin-right="0cm" fo:margin-top="0cm" fo:margin-bottom="0cm" fo:text-indent="0cm" style:auto-text-indent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Texte_20_de_20_saisie">
      <style:text-properties style:font-name="Arial" fo:font-size="11pt" style:font-size-asian="11pt" style:font-size-complex="11pt"/>
    </style:style>
    <style:style style:name="P19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0" style:family="paragraph" style:parent-style-name="Texte_20_de_20_saisie">
      <style:paragraph-properties fo:margin-top="0.199cm" fo:margin-bottom="0.199cm"/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margin-top="0.199cm" fo:margin-bottom="0.199cm" fo:text-align="center" style:justify-single-word="false" style:snap-to-layout-grid="false"/>
      <style:text-properties style:font-name="Arial" fo:font-size="11pt" style:font-size-asian="11pt" style:font-size-complex="11pt"/>
    </style:style>
    <style:style style:name="P22" style:family="paragraph" style:parent-style-name="Text_20_body"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margin-left="8.001cm" fo:margin-right="0cm" fo:margin-top="0cm" fo:margin-bottom="0cm" fo:text-align="justify" style:justify-single-word="false" fo:text-indent="0cm" style:auto-text-indent="false"/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6" style:family="paragraph" style:parent-style-name="Prénom_20_NOM">
      <style:paragraph-properties fo:margin-left="6.253cm" fo:margin-right="0cm" fo:margin-top="0cm" fo:margin-bottom="0cm" fo:text-indent="1.501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zxx" fo:country="none" fo:font-weight="bold" style:language-asian="zxx" style:country-asian="none" style:font-weight-asian="bold"/>
    </style:style>
    <style:style style:name="T4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_password" text:name="personne_qual"/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" text:name="prestation_natprest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ideadr" text:name="adresse_complide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mtforfait"/>
        <text:user-field-decl office:value-type="string" office:string-value="" text:name="aprecomiteapre_montantattribue"/>
        <text:user-field-decl office:value-type="string" office:string-value="" text:name="apre_numeroapre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5"/>
            </table:table-cell>
            <table:covered-table-cell/>
            <table:covered-table-cell/>
            <table:table-cell table:style-name="Tableau1.A1" table:number-columns-spanned="2" office:value-type="string">
              <text:p text:style-name="P8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10"><text:span text:style-name="T3"><text:user-field-get text:name="personne_qual">user_password</text:user-field-get></text:span><text:span text:style-name="T3"> </text:span><text:span text:style-name="T3"><text:user-field-get text:name="personne_nom">personne_nom</text:user-field-get></text:span><text:span text:style-name="T3"> </text:span><text:span text:style-name="T3"><text:user-field-get text:name="personne_prenom">personne_prenom</text:user-field-get></text:span><text:span text:style-name="T3"> <text:line-break/></text:span><text:span text:style-name="T4"><text:user-field-get text:name="adresse_numvoie">adresse_numvoie</text:user-field-get></text:span><text:span text:style-name="T4"> </text:span><text:span text:style-name="T4"><text:user-field-get text:name="adresse_typevoie">adresse_typevoie</text:user-field-get></text:span><text:span text:style-name="T4"> </text:span><text:span text:style-name="T4"><text:user-field-get text:name="adresse_nomvoie">adresse_nomvoie</text:user-field-get></text:span><text:span text:style-name="T4"><text:line-break/></text:span><text:span text:style-name="T4"><text:user-field-get text:name="adresse_complideadr">adresse_complideadr</text:user-field-get></text:span><text:span text:style-name="T4"><text:line-break/></text:span><text:user-field-get text:name="adresse_codepos">adresse_codepos</text:user-field-get> <text:user-field-get text:name="adresse_locaadr">adresse_locaadr</text:user-field-get></text:p>
            </table:table-cell>
          </table:table-row>
          <table:table-row table:style-name="Tableau1.4">
            <table:table-cell table:style-name="Tableau1.A1" office:value-type="string">
              <text:p text:style-name="P11">Réf. : </text:p>
            </table:table-cell>
            <table:table-cell table:style-name="Tableau1.A1" table:number-columns-spanned="2" office:value-type="string">
              <text:p text:style-name="P13">DPAS/SIS/ N° APRE <text:s/>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1">Affaire suivie par : </text:p>
            </table:table-cell>
            <table:covered-table-cell/>
            <table:table-cell table:style-name="Tableau1.A1" office:value-type="string">
              <text:p text:style-name="P14"><text:span text:style-name="T1"><text:s text:c="2"/></text:span><text:span text:style-name="T1"><text:user-field-get text:name="dataperssuivi_qualsuivi"/></text:span><text:span text:style-name="T1"> <text:s/></text:span><text:span text:style-name="T1"><text:user-field-get text:name="dataperssuivi_nomsuivi"/></text:span><text:span text:style-name="T1"> <text:s/></text:span><text:span text:style-name="T1"><text:user-field-get text:name="dataperssuivi_prenomsuivi"/></text:span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1">Tél. : </text:p>
            </table:table-cell>
            <table:table-cell table:style-name="Tableau1.A1" table:number-columns-spanned="2" office:value-type="string">
              <text:p text:style-name="P12"><text:s text:c="2"/><text:user-field-get text:name="dataperssuivi_numtelsuivi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0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</text:section>
      <text:p text:style-name="P7"/>
      <text:p text:style-name="P7"/>
      <text:p text:style-name="P7"><text:user-field-get text:name="personne_qual">user_password</text:user-field-get>,</text:p>
      <text:p text:style-name="P7"/>
      <text:p text:style-name="P18">Vous avez sollicité une demande de financement pour une formation intitulée<text:line-break/><text:user-field-get text:name="apre_natureaide"/><text:line-break/>dans le cadre de l’Aide Personalisée de Retour à l'Emploi (APRE) qui peut être versée aux allocataires du RSA.</text:p>
      <text:p text:style-name="P19"/>
      <text:p text:style-name="P19"/>
      <text:p text:style-name="P18">Après examen de votre demande, j’ai le plaisir de vous informer qu’il vous a été attribué une aide globale de <text:s/><text:user-field-get text:name="aprecomiteapre_montantattribue"/> <text:s/>€ dans les conditions suivantes:</text:p>
      <text:p text:style-name="P18"/>
      <text:p text:style-name="P1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1">Nature d’aide</text:p>
          </table:table-cell>
          <table:table-cell table:style-name="Tableau3.A1" office:value-type="string">
            <text:p text:style-name="P21">Montant (€)</text:p>
          </table:table-cell>
          <table:table-cell table:style-name="Tableau3.A1" office:value-type="string">
            <text:p text:style-name="P21">Mode de paiement</text:p>
          </table:table-cell>
          <table:table-cell table:style-name="Tableau3.D1" office:value-type="string">
            <text:p text:style-name="P21">Destinataire</text:p>
          </table:table-cell>
        </table:table-row>
        <table:table-row table:style-name="Tableau3.1">
          <table:table-cell table:style-name="Tableau3.A1" office:value-type="string">
            <text:p text:style-name="P21"><text:user-field-get text:name="apre_natureaide"/></text:p>
          </table:table-cell>
          <table:table-cell table:style-name="Tableau3.A1" office:value-type="string">
            <text:p text:style-name="P21"><text:user-field-get text:name="aprecomiteapre_montantattribue"/></text:p>
          </table:table-cell>
          <table:table-cell table:style-name="Tableau3.A1" office:value-type="string">
            <text:p text:style-name="P21">VIREMENT</text:p>
          </table:table-cell>
          <table:table-cell table:style-name="Tableau3.D1" office:value-type="string">
            <text:p text:style-name="P20">Tiers prestataire</text:p>
          </table:table-cell>
        </table:table-row>
      </table:table>
      <text:p text:style-name="P18"/>
      <text:p text:style-name="P22">Le paiement sera effectué directement à l’organisme de formation.</text:p>
      <text:p text:style-name="P18"/>
      <text:p text:style-name="P18">Je souhaite que cette aide contribue à la réussite de votre projet professionnel.</text:p>
      <text:p text:style-name="P18"/>
      <text:p text:style-name="P18">Je vous prie d'agréer, <text:user-field-get text:name="personne_qual">user_password</text:user-field-get>, l'expression de mes salutations distinguées.</text:p>
      <text:p text:style-name="P16"/>
      <text:p text:style-name="P17"/>
      <text:p text:style-name="P17"/>
      <text:p text:style-name="P17"/>
      <text:p text:style-name="P24">5<text:span text:style-name="T2">Laëtitia Hélouet</text:span></text:p>
      <text:p text:style-name="P23">Chef du Service de l’Insertion </text:p>
      <text:p text:style-name="P25">et de la Solidarité</text:p>
      <text:p text:style-name="P26"><draw:frame draw:style-name="fr1" draw:name="images1" text:anchor-type="paragraph" svg:x="7.56cm" svg:y="0.252cm" svg:width="2.939cm" svg:height="2.09cm" draw:z-index="0"><draw:image xlink:href="Pictures/2000000700000B7A0000082B483968E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6:43:02</meta:creation-date>
    <dc:date>2010-07-30T11:34:39.20</dc:date>
    <meta:editing-duration>PT19H16M53S</meta:editing-duration>
    <meta:editing-cycles>39</meta:editing-cycles>
    <meta:generator>OpenOffice.org/3.1$Win32 OpenOffice.org_project/310m11$Build-9399</meta:generator>
    <dc:creator>Nicolas Bonsall</dc:creator>
    <meta:document-statistic meta:table-count="2" meta:image-count="1" meta:object-count="0" meta:page-count="1" meta:paragraph-count="25" meta:word-count="132" meta:character-count="947"/>
  </office:meta>
</office:document-meta>
</file>